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0.0625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2.0549in"/>
    </style:style>
    <style:style style:name="Table2.C" style:family="table-column">
      <style:table-column-properties style:column-width="0.4535in"/>
    </style:style>
    <style:style style:name="Table2.D" style:family="table-column">
      <style:table-column-properties style:column-width="3.2153in"/>
    </style:style>
    <style:style style:name="Table2.E" style:family="table-column">
      <style:table-column-properties style:column-width="3.8389in"/>
    </style:style>
    <style:style style:name="Table2.A1" style:family="table-cell">
      <style:table-cell-properties style:vertical-align="middle" fo:padding="0.0313in" fo:border="none"/>
    </style:style>
    <style:style style:name="Table2.2" style:family="table-row">
      <style:table-row-properties fo:background-color="#d3d3d3">
        <style:background-image/>
      </style:table-row-properties>
    </style:style>
    <style:style style:name="P1" style:family="paragraph" style:parent-style-name="Table_20_Contents">
      <style:text-properties fo:font-weight="bold" officeooo:rsid="0011fff1" officeooo:paragraph-rsid="0011fff1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officeooo:rsid="0011fff1" officeooo:paragraph-rsid="0011fff1"/>
    </style:style>
    <style:style style:name="P3" style:family="paragraph" style:parent-style-name="Header">
      <style:text-properties officeooo:rsid="0011fff1" officeooo:paragraph-rsid="0011fff1"/>
    </style:style>
    <style:style style:name="P4" style:family="paragraph" style:parent-style-name="Table_20_Heading">
      <style:text-properties officeooo:rsid="00126e87" officeooo:paragraph-rsid="00126e87"/>
    </style:style>
    <style:style style:name="P5" style:family="paragraph" style:parent-style-name="Standard">
      <style:text-properties officeooo:rsid="00126e87" officeooo:paragraph-rsid="00126e87"/>
    </style:style>
    <style:style style:name="P6" style:family="paragraph" style:parent-style-name="Standard">
      <style:text-properties fo:font-weight="bold" officeooo:rsid="00126e87" officeooo:paragraph-rsid="00126e87" style:font-weight-asian="bold" style:font-weight-complex="bold"/>
    </style:style>
    <style:style style:name="P7" style:family="paragraph" style:parent-style-name="Standard">
      <style:text-properties fo:font-weight="bold" officeooo:rsid="001603f3" officeooo:paragraph-rsid="001603f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Table_20_Contents">
      <style:text-properties officeooo:rsid="00126e87" officeooo:paragraph-rsid="00126e87"/>
    </style:style>
    <style:style style:name="P11" style:family="paragraph" style:parent-style-name="Table_20_Contents">
      <style:text-properties officeooo:rsid="0012b2ca" officeooo:paragraph-rsid="0012b2ca"/>
    </style:style>
    <style:style style:name="P12" style:family="paragraph" style:parent-style-name="Table_20_Contents">
      <style:text-properties officeooo:rsid="0013a283" officeooo:paragraph-rsid="0013a283"/>
    </style:style>
    <style:style style:name="P13" style:family="paragraph" style:parent-style-name="Table_20_Contents">
      <style:text-properties officeooo:rsid="0013a283" officeooo:paragraph-rsid="001599ad"/>
    </style:style>
    <style:style style:name="P14" style:family="paragraph" style:parent-style-name="Table_20_Contents">
      <style:text-properties officeooo:rsid="001599ad" officeooo:paragraph-rsid="001599ad"/>
    </style:style>
    <style:style style:name="P15" style:family="paragraph" style:parent-style-name="Table_20_Contents">
      <style:text-properties officeooo:rsid="0017dc28" officeooo:paragraph-rsid="0017dc28"/>
    </style:style>
    <style:style style:name="P16" style:family="paragraph" style:parent-style-name="Table_20_Contents">
      <style:text-properties officeooo:rsid="0017dc28" officeooo:paragraph-rsid="00199a03"/>
    </style:style>
    <style:style style:name="T1" style:family="text">
      <style:text-properties officeooo:rsid="00126e87"/>
    </style:style>
    <style:style style:name="T2" style:family="text">
      <style:text-properties officeooo:rsid="001599a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df4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estion 1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Heading">#</text:p>
          </table:table-cell>
          <table:table-cell table:style-name="Table2.A1" office:value-type="string">
            <text:p text:style-name="Table_20_Heading">File</text:p>
          </table:table-cell>
          <table:table-cell table:style-name="Table2.A1" office:value-type="string">
            <text:p text:style-name="Table_20_Heading">Line</text:p>
          </table:table-cell>
          <table:table-cell table:style-name="Table2.A1" office:value-type="string">
            <text:p text:style-name="Table_20_Heading">Problem</text:p>
          </table:table-cell>
          <table:table-cell table:style-name="Table2.A1" office:value-type="string">
            <text:p text:style-name="P4">Solution</text:p>
          </table:table-cell>
        </table:table-row>
        <table:table-row table:style-name="Table2.2"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9">simpleGame/src/main/java/simpleGame/cli/CLIMain.java</text:p>
          </table:table-cell>
          <table:table-cell table:style-name="Table2.A1" office:value-type="string">
            <text:p text:style-name="P8">9</text:p>
          </table:table-cell>
          <table:table-cell table:style-name="Table2.A1" office:value-type="string">
            <text:p text:style-name="Table_20_Contents"><text:a xlink:type="simple" xlink:href="http://pmd.sourceforge.net/pmd-5.0.5/rules/java/design.html#UseSingleton" text:style-name="Internet_20_link" text:visited-style-name="Visited_20_Internet_20_Link">All methods are static. Consider using Singleton instead. Alternatively, you could add a private constructor or make the class abstract to silence this warning.</text:a></text:p>
          </table:table-cell>
          <table:table-cell table:style-name="Table2.A1" office:value-type="string">
            <text:p text:style-name="P10">Make the CLIMain class abstract</text:p>
          </table:table-cell>
        </table:table-row>
        <table:table-row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9">simpleGame/src/main/java/simpleGame/cli/CLIMain.java</text:p>
          </table:table-cell>
          <table:table-cell table:style-name="Table2.A1" office:value-type="string">
            <text:p text:style-name="P8">13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args' is not assigned and could be declared final</text:a></text:p>
          </table:table-cell>
          <table:table-cell table:style-name="Table2.A1" office:value-type="string">
            <text:p text:style-name="P10">Remove the args parameter</text:p>
          </table:table-cell>
        </table:table-row>
        <table:table-row table:style-name="Table2.2"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9">simpleGame/src/main/java/simpleGame/cli/CLIMain.java</text:p>
          </table:table-cell>
          <table:table-cell table:style-name="Table2.A1" office:value-type="string">
            <text:p text:style-name="P8">16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LocalVariableCouldBeFinal" text:style-name="Internet_20_link" text:visited-style-name="Visited_20_Internet_20_Link">Local variable 'scanner' could be declared final</text:a></text:p>
          </table:table-cell>
          <table:table-cell table:style-name="Table2.A1" office:value-type="string">
            <text:p text:style-name="P10">False postitive because we can edit the scanner object in the future</text:p>
          </table:table-cell>
        </table:table-row>
        <table:table-row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9">simpleGame/src/main/java/simpleGame/cli/CLIMain.java</text:p>
          </table:table-cell>
          <table:table-cell table:style-name="Table2.A1" office:value-type="string">
            <text:p text:style-name="P8">24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LocalVariableCouldBeFinal" text:style-name="Internet_20_link" text:visited-style-name="Visited_20_Internet_20_Link">Local variable 'd' could be declared final</text:a></text:p>
          </table:table-cell>
          <table:table-cell table:style-name="Table2.A1" office:value-type="string">
            <text:p text:style-name="P16">False positive, this is a loop iterator.</text:p>
          </table:table-cell>
        </table:table-row>
        <table:table-row table:style-name="Table2.2">
          <table:table-cell table:style-name="Table2.A1" office:value-type="string">
            <text:p text:style-name="P8">5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18</text:p>
          </table:table-cell>
          <table:table-cell table:style-name="Table2.A1" office:value-type="string">
            <text:p text:style-name="Table_20_Contents"><text:a xlink:type="simple" xlink:href="http://pmd.sourceforge.net/pmd-5.0.5/rules/java/design.html#ImmutableField" text:style-name="Internet_20_link" text:visited-style-name="Visited_20_Internet_20_Link">Private field 'xSize' could be made final; it is only initialized in the declaration or constructor.</text:a></text:p>
          </table:table-cell>
          <table:table-cell table:style-name="Table2.A1" office:value-type="string">
            <text:p text:style-name="P11">Set the xSize variable as final</text:p>
          </table:table-cell>
        </table:table-row>
        <table:table-row>
          <table:table-cell table:style-name="Table2.A1" office:value-type="string">
            <text:p text:style-name="P8">6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23</text:p>
          </table:table-cell>
          <table:table-cell table:style-name="Table2.A1" office:value-type="string">
            <text:p text:style-name="Table_20_Contents"><text:a xlink:type="simple" xlink:href="http://pmd.sourceforge.net/pmd-5.0.5/rules/java/design.html#ImmutableField" text:style-name="Internet_20_link" text:visited-style-name="Visited_20_Internet_20_Link">Private field 'ySize' could be made final; it is only initialized in the declaration or constructor.</text:a></text:p>
          </table:table-cell>
          <table:table-cell table:style-name="Table2.A1" office:value-type="string">
            <text:p text:style-name="P11">Set the ySize variable as final</text:p>
          </table:table-cell>
        </table:table-row>
        <table:table-row table:style-name="Table2.2">
          <table:table-cell table:style-name="Table2.A1" office:value-type="string">
            <text:p text:style-name="P8">7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28</text:p>
          </table:table-cell>
          <table:table-cell table:style-name="Table2.A1" office:value-type="string">
            <text:p text:style-name="Table_20_Contents"><text:a xlink:type="simple" xlink:href="http://pmd.sourceforge.net/pmd-5.0.5/rules/java/design.html#ImmutableField" text:style-name="Internet_20_link" text:visited-style-name="Visited_20_Internet_20_Link">Private field 'pawns' could be made final; it is only initialized in the declaration or constructor.</text:a></text:p>
          </table:table-cell>
          <table:table-cell table:style-name="Table2.A1" office:value-type="string">
            <text:p text:style-name="P11">Set the pawns variable as final</text:p>
          </table:table-cell>
        </table:table-row>
        <table:table-row>
          <table:table-cell table:style-name="Table2.A1" office:value-type="string">
            <text:p text:style-name="P8">8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33</text:p>
          </table:table-cell>
          <table:table-cell table:style-name="Table2.A1" office:value-type="string">
            <text:p text:style-name="Table_20_Contents"><text:a xlink:type="simple" xlink:href="http://pmd.sourceforge.net/pmd-5.0.5/rules/java/design.html#ImmutableField" text:style-name="Internet_20_link" text:visited-style-name="Visited_20_Internet_20_Link">Private field 'xBonusSquare' could be made final; it is only initialized in the declaration or constructor.</text:a></text:p>
          </table:table-cell>
          <table:table-cell table:style-name="Table2.A1" office:value-type="string">
            <text:p text:style-name="P11">Set the xBonusSquare variable as final</text:p>
          </table:table-cell>
        </table:table-row>
        <table:table-row table:style-name="Table2.2">
          <table:table-cell table:style-name="Table2.A1" office:value-type="string">
            <text:p text:style-name="P8">9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38</text:p>
          </table:table-cell>
          <table:table-cell table:style-name="Table2.A1" office:value-type="string">
            <text:p text:style-name="Table_20_Contents"><text:a xlink:type="simple" xlink:href="http://pmd.sourceforge.net/pmd-5.0.5/rules/java/design.html#ImmutableField" text:style-name="Internet_20_link" text:visited-style-name="Visited_20_Internet_20_Link">Private field 'yBonusSquare' could be made final; it is only initialized in the declaration or constructor.</text:a></text:p>
          </table:table-cell>
          <table:table-cell table:style-name="Table2.A1" office:value-type="string">
            <text:p text:style-name="P11">Set the yBonusSquare variable as final</text:p>
          </table:table-cell>
        </table:table-row>
        <text:soft-page-break/>
        <table:table-row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64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numberOfPawns' is not assigned and could be declared final</text:a></text:p>
          </table:table-cell>
          <table:table-cell table:style-name="Table2.A1" office:value-type="string">
            <text:p text:style-name="P12">We can set this variable final, but that can clutter the code. I would not do this for method parameters and consider this as a false positive</text:p>
          </table:table-cell>
        </table:table-row>
        <table:table-row table:style-name="Table2.2">
          <table:table-cell table:style-name="Table2.A1" office:value-type="string">
            <text:p text:style-name="P8">11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64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sizeX' is not assigned and could be declared final</text:a></text:p>
          </table:table-cell>
          <table:table-cell table:style-name="Table2.A1" office:value-type="string">
            <text:p text:style-name="P12">We can set this variable final, but that can clutter the code. I would not do this for method parameters and consider this as a false positive</text:p>
          </table:table-cell>
        </table:table-row>
        <table:table-row>
          <table:table-cell table:style-name="Table2.A1" office:value-type="string">
            <text:p text:style-name="P8">12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64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sizeY' is not assigned and could be declared final</text:a></text:p>
          </table:table-cell>
          <table:table-cell table:style-name="Table2.A1" office:value-type="string">
            <text:p text:style-name="P12">We can set this variable final, but that can clutter the code. I would not do this for method parameters and consider this as a false positive</text:p>
          </table:table-cell>
        </table:table-row>
        <table:table-row table:style-name="Table2.2">
          <table:table-cell table:style-name="Table2.A1" office:value-type="string">
            <text:p text:style-name="P8">13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64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xBonus' is not assigned and could be declared final</text:a></text:p>
          </table:table-cell>
          <table:table-cell table:style-name="Table2.A1" office:value-type="string">
            <text:p text:style-name="P12">We can set this variable final, but that can clutter the code. I would not do this for method parameters and consider this as a false positive</text:p>
          </table:table-cell>
        </table:table-row>
        <table:table-row>
          <table:table-cell table:style-name="Table2.A1" office:value-type="string">
            <text:p text:style-name="P8">14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64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yBonus' is not assigned and could be declared final</text:a></text:p>
          </table:table-cell>
          <table:table-cell table:style-name="Table2.A1" office:value-type="string">
            <text:p text:style-name="P12">We can set this variable final, but that can clutter the code. I would not do this for method parameters and consider this as a false positive</text:p>
          </table:table-cell>
        </table:table-row>
        <table:table-row table:style-name="Table2.2">
          <table:table-cell table:style-name="Table2.A1" office:value-type="string">
            <text:p text:style-name="P8">15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65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LocalVariableCouldBeFinal" text:style-name="Internet_20_link" text:visited-style-name="Visited_20_Internet_20_Link">Local variable 'random' could be declared final</text:a></text:p>
          </table:table-cell>
          <table:table-cell table:style-name="Table2.A1" office:value-type="string">
            <text:p text:style-name="P12">We can set this variable final, but that can clutter the code. I would not do this for method parameters and consider this as a false positive.</text:p>
          </table:table-cell>
        </table:table-row>
        <table:table-row>
          <table:table-cell table:style-name="Table2.A1" office:value-type="string">
            <text:p text:style-name="P8">16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72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AvoidInstantiatingObjectsInLoops" text:style-name="Internet_20_link" text:visited-style-name="Visited_20_Internet_20_Link">Avoid instantiating new objects inside loops</text:a></text:p>
          </table:table-cell>
          <table:table-cell table:style-name="Table2.A1" office:value-type="string">
            <text:p text:style-name="P12">Instantiate the pawn object before the loop, and use it inside the loop. Otherwise, it can consume a lot of memory.</text:p>
          </table:table-cell>
        </table:table-row>
        <table:table-row table:style-name="Table2.2">
          <table:table-cell table:style-name="Table2.A1" office:value-type="string">
            <text:p text:style-name="P8">17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72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LocalVariableCouldBeFinal" text:style-name="Internet_20_link" text:visited-style-name="Visited_20_Internet_20_Link">Local variable 'pawn' could be declared final</text:a></text:p>
          </table:table-cell>
          <table:table-cell table:style-name="Table2.A1" office:value-type="string">
            <text:p text:style-name="P12">We can set this variable final, but that can clutter the code. I would not do this for method parameters and consider this as a false positive</text:p>
          </table:table-cell>
        </table:table-row>
        <table:table-row>
          <table:table-cell table:style-name="Table2.A1" office:value-type="string">
            <text:p text:style-name="P8">18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86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x' is not assigned and could be declared final</text:a></text:p>
          </table:table-cell>
          <table:table-cell table:style-name="Table2.A1" office:value-type="string">
            <text:p text:style-name="P12">We can set this variable final, but that can clutter the code. I would not do this for method parameters and consider this as a false positive.</text:p>
          </table:table-cell>
        </table:table-row>
        <table:table-row table:style-name="Table2.2">
          <table:table-cell table:style-name="Table2.A1" office:value-type="string">
            <text:p text:style-name="P8">19</text:p>
          </table:table-cell>
          <table:table-cell table:style-name="Table2.A1" office:value-type="string">
            <text:p text:style-name="P9">simpleGame/src/main/java/si<text:soft-page-break/>mpleGame/core/Board.java</text:p>
          </table:table-cell>
          <table:table-cell table:style-name="Table2.A1" office:value-type="string">
            <text:p text:style-name="P8">86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y' is not assigned and could be </text:a><text:soft-page-break/><text:a xlink:type="simple" xlink:href="http://pmd.sourceforge.net/pmd-5.0.5/rules/java/optimizations.html#MethodArgumentCouldBeFinal" text:style-name="Internet_20_link" text:visited-style-name="Visited_20_Internet_20_Link">declared final</text:a></text:p>
          </table:table-cell>
          <table:table-cell table:style-name="Table2.A1" office:value-type="string">
            <text:p text:style-name="P12">We can set this variable final, but that can clutter the <text:soft-page-break/>code. I would not do this for method parameters and consider this as a false positive.</text:p>
          </table:table-cell>
        </table:table-row>
        <table:table-row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87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LocalVariableCouldBeFinal" text:style-name="Internet_20_link" text:visited-style-name="Visited_20_Internet_20_Link">Local variable 'p' could be declared final</text:a></text:p>
          </table:table-cell>
          <table:table-cell table:style-name="Table2.A1" office:value-type="string">
            <text:p text:style-name="P12">We can set this variable final, but that can clutter the code. I would not do this for method parameters and consider this as a false positive.</text:p>
          </table:table-cell>
        </table:table-row>
        <table:table-row table:style-name="Table2.2">
          <table:table-cell table:style-name="Table2.A1" office:value-type="string">
            <text:p text:style-name="P8">21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88</text:p>
          </table:table-cell>
          <table:table-cell table:style-name="Table2.A1" office:value-type="string">
            <text:p text:style-name="Table_20_Contents"><text:a xlink:type="simple" xlink:href="http://pmd.sourceforge.net/pmd-5.0.5/rules/java/unnecessary.html#UselessParentheses" text:style-name="Internet_20_link" text:visited-style-name="Visited_20_Internet_20_Link">Useless parentheses.</text:a></text:p>
          </table:table-cell>
          <table:table-cell table:style-name="Table2.A1" office:value-type="string">
            <text:p text:style-name="P12">Remove these parentheses</text:p>
          </table:table-cell>
        </table:table-row>
        <table:table-row>
          <table:table-cell table:style-name="Table2.A1" office:value-type="string">
            <text:p text:style-name="P8">22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88</text:p>
          </table:table-cell>
          <table:table-cell table:style-name="Table2.A1" office:value-type="string">
            <text:p text:style-name="Table_20_Contents"><text:a xlink:type="simple" xlink:href="http://pmd.sourceforge.net/pmd-5.0.5/rules/java/unnecessary.html#UselessParentheses" text:style-name="Internet_20_link" text:visited-style-name="Visited_20_Internet_20_Link">Useless parentheses.</text:a></text:p>
          </table:table-cell>
          <table:table-cell table:style-name="Table2.A1" office:value-type="string">
            <text:p text:style-name="P12">Remove these parentheses</text:p>
          </table:table-cell>
        </table:table-row>
        <table:table-row table:style-name="Table2.2">
          <table:table-cell table:style-name="Table2.A1" office:value-type="string">
            <text:p text:style-name="P8">23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99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pawn' is not assigned and could be declared final</text:a></text:p>
          </table:table-cell>
          <table:table-cell table:style-name="Table2.A1" office:value-type="string">
            <text:p text:style-name="P12">We can set this variable final, but that can clutter the code. I would not do this for method parameters and consider this as a false positive.</text:p>
          </table:table-cell>
        </table:table-row>
        <table:table-row>
          <table:table-cell table:style-name="Table2.A1" office:value-type="string">
            <text:p text:style-name="P8">24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107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pawn' is not assigned and could be declared final</text:a></text:p>
          </table:table-cell>
          <table:table-cell table:style-name="Table2.A1" office:value-type="string">
            <text:p text:style-name="P12">We can set this variable final, but that can clutter the code. I would not do this for method parameters and consider this as a false positive.</text:p>
          </table:table-cell>
        </table:table-row>
        <table:table-row table:style-name="Table2.2">
          <table:table-cell table:style-name="Table2.A1" office:value-type="string">
            <text:p text:style-name="P8">25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119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x' is not assigned and could be declared final</text:a></text:p>
          </table:table-cell>
          <table:table-cell table:style-name="Table2.A1" office:value-type="string">
            <text:p text:style-name="P12">We can set this variable final, but that can clutter the code. I would not do this for method parameters and consider this as a false positive.</text:p>
          </table:table-cell>
        </table:table-row>
        <table:table-row>
          <table:table-cell table:style-name="Table2.A1" office:value-type="string">
            <text:p text:style-name="P8">26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119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y' is not assigned and could be declared final</text:a></text:p>
          </table:table-cell>
          <table:table-cell table:style-name="Table2.A1" office:value-type="string">
            <text:p text:style-name="P12">We can set this variable final, but that can clutter the code. I would not do this for method parameters and consider this as a false positive.</text:p>
          </table:table-cell>
        </table:table-row>
        <table:table-row table:style-name="Table2.2">
          <table:table-cell table:style-name="Table2.A1" office:value-type="string">
            <text:p text:style-name="P8">27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138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LocalVariableCouldBeFinal" text:style-name="Internet_20_link" text:visited-style-name="Visited_20_Internet_20_Link">Local variable 'p' could be declared final</text:a></text:p>
          </table:table-cell>
          <table:table-cell table:style-name="Table2.A1" office:value-type="string">
            <text:p text:style-name="P12">We can set this variable final, but that can clutter the code. I would not do this for method parameters and consider this as a false positive.</text:p>
          </table:table-cell>
        </table:table-row>
        <table:table-row>
          <table:table-cell table:style-name="Table2.A1" office:value-type="string">
            <text:p text:style-name="P8">28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154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LocalVariableCouldBeFinal" text:style-name="Internet_20_link" text:visited-style-name="Visited_20_Internet_20_Link">Local variable 'result' could be declared final</text:a></text:p>
          </table:table-cell>
          <table:table-cell table:style-name="Table2.A1" office:value-type="string">
            <text:p text:style-name="P12">We can set this variable final, but that can clutter the code. I would not do this for method parameters and consider this as a false positive.</text:p>
          </table:table-cell>
        </table:table-row>
        <text:soft-page-break/>
        <table:table-row table:style-name="Table2.2">
          <table:table-cell table:style-name="Table2.A1" office:value-type="string">
            <text:p text:style-name="P8">29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167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x' is not assigned and could be declared final</text:a></text:p>
          </table:table-cell>
          <table:table-cell table:style-name="Table2.A1" office:value-type="string">
            <text:p text:style-name="P12">We can set this variable final, but that can clutter the code. I would not do this for method parameters and consider this as a false positive.</text:p>
          </table:table-cell>
        </table:table-row>
        <table:table-row>
          <table:table-cell table:style-name="Table2.A1" office:value-type="string">
            <text:p text:style-name="P8">30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167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y' is not assigned and could be declared final</text:a></text:p>
          </table:table-cell>
          <table:table-cell table:style-name="Table2.A1" office:value-type="string">
            <text:p text:style-name="P12">We can set this variable final, but that can clutter the code. I would not do this for method parameters and consider this as a false positive.</text:p>
          </table:table-cell>
        </table:table-row>
        <table:table-row table:style-name="Table2.2">
          <table:table-cell table:style-name="Table2.A1" office:value-type="string">
            <text:p text:style-name="P8">31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169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LocalVariableCouldBeFinal" text:style-name="Internet_20_link" text:visited-style-name="Visited_20_Internet_20_Link">Local variable 'content' could be declared final</text:a></text:p>
          </table:table-cell>
          <table:table-cell table:style-name="Table2.A1" office:value-type="string">
            <text:p text:style-name="P12">We can set this variable final, but that can clutter the code. I would not do this for method parameters and consider this as a false positive.</text:p>
          </table:table-cell>
        </table:table-row>
        <table:table-row>
          <table:table-cell table:style-name="Table2.A1" office:value-type="string">
            <text:p text:style-name="P8">32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176</text:p>
          </table:table-cell>
          <table:table-cell table:style-name="Table2.A1" office:value-type="string">
            <text:p text:style-name="Table_20_Contents"><text:a xlink:type="simple" xlink:href="http://pmd.sourceforge.net/pmd-5.0.5/rules/java/design.html#CompareObjectsWithEquals" text:style-name="Internet_20_link" text:visited-style-name="Visited_20_Internet_20_Link">Use equals() to compare object references.</text:a></text:p>
          </table:table-cell>
          <table:table-cell table:style-name="Table2.A1" office:value-type="string">
            <text:p text:style-name="P12">Use “content.equals(currentPawn)” instead</text:p>
          </table:table-cell>
        </table:table-row>
        <table:table-row table:style-name="Table2.2">
          <table:table-cell table:style-name="Table2.A1" office:value-type="string">
            <text:p text:style-name="P8">33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192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UseStringBufferForStringAppends" text:style-name="Internet_20_link" text:visited-style-name="Visited_20_Internet_20_Link">Prefer StringBuffer over += for concatenating strings</text:a></text:p>
          </table:table-cell>
          <table:table-cell table:style-name="Table2.A1" office:value-type="string">
            <text:p text:style-name="P12">Cast result to a StringBuffer object and use concat method to improve performances.</text:p>
          </table:table-cell>
        </table:table-row>
        <table:table-row>
          <table:table-cell table:style-name="Table2.A1" office:value-type="string">
            <text:p text:style-name="P8">34</text:p>
          </table:table-cell>
          <table:table-cell table:style-name="Table2.A1" office:value-type="string">
            <text:p text:style-name="P9">simpleGame/src/main/java/simpleGame/core/Board.java</text:p>
          </table:table-cell>
          <table:table-cell table:style-name="Table2.A1" office:value-type="string">
            <text:p text:style-name="P8">194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UseStringBufferForStringAppends" text:style-name="Internet_20_link" text:visited-style-name="Visited_20_Internet_20_Link">Prefer StringBuffer over += for concatenating strings</text:a></text:p>
          </table:table-cell>
          <table:table-cell table:style-name="Table2.A1" office:value-type="string">
            <text:p text:style-name="P12">Cast result to a StringBuffer object and use concat method to improve performances.</text:p>
          </table:table-cell>
        </table:table-row>
        <table:table-row table:style-name="Table2.2">
          <table:table-cell table:style-name="Table2.A1" office:value-type="string">
            <text:p text:style-name="P8">35</text:p>
          </table:table-cell>
          <table:table-cell table:style-name="Table2.A1" office:value-type="string">
            <text:p text:style-name="P9">simpleGame/src/main/java/simpleGame/core/Game.java</text:p>
          </table:table-cell>
          <table:table-cell table:style-name="Table2.A1" office:value-type="string">
            <text:p text:style-name="P8">16</text:p>
          </table:table-cell>
          <table:table-cell table:style-name="Table2.A1" office:value-type="string">
            <text:p text:style-name="Table_20_Contents"><text:a xlink:type="simple" xlink:href="http://pmd.sourceforge.net/pmd-5.0.5/rules/java/design.html#ImmutableField" text:style-name="Internet_20_link" text:visited-style-name="Visited_20_Internet_20_Link">Private field 'board' could be made final; it is only initialized in the declaration or constructor.</text:a></text:p>
          </table:table-cell>
          <table:table-cell table:style-name="Table2.A1" office:value-type="string">
            <text:p text:style-name="P13">We can set this variable final, but that can clutter the code. I would not do this for method parameters and consider this as a false positive.</text:p>
          </table:table-cell>
        </table:table-row>
        <table:table-row>
          <table:table-cell table:style-name="Table2.A1" office:value-type="string">
            <text:p text:style-name="P8">36</text:p>
          </table:table-cell>
          <table:table-cell table:style-name="Table2.A1" office:value-type="string">
            <text:p text:style-name="P9">simpleGame/src/main/java/simpleGame/core/Game.java</text:p>
          </table:table-cell>
          <table:table-cell table:style-name="Table2.A1" office:value-type="string">
            <text:p text:style-name="P8">31</text:p>
          </table:table-cell>
          <table:table-cell table:style-name="Table2.A1" office:value-type="string">
            <text:p text:style-name="Table_20_Contents"><text:a xlink:type="simple" xlink:href="http://pmd.sourceforge.net/pmd-5.0.5/rules/java/unnecessary.html#UselessParentheses" text:style-name="Internet_20_link" text:visited-style-name="Visited_20_Internet_20_Link">Useless parentheses.</text:a></text:p>
          </table:table-cell>
          <table:table-cell table:style-name="Table2.A1" office:value-type="string">
            <text:p text:style-name="P14">Remove parentheses</text:p>
          </table:table-cell>
        </table:table-row>
        <table:table-row table:style-name="Table2.2">
          <table:table-cell table:style-name="Table2.A1" office:value-type="string">
            <text:p text:style-name="P8">37</text:p>
          </table:table-cell>
          <table:table-cell table:style-name="Table2.A1" office:value-type="string">
            <text:p text:style-name="P9">simpleGame/src/main/java/simpleGame/core/Game.java</text:p>
          </table:table-cell>
          <table:table-cell table:style-name="Table2.A1" office:value-type="string">
            <text:p text:style-name="P8">32</text:p>
          </table:table-cell>
          <table:table-cell table:style-name="Table2.A1" office:value-type="string">
            <text:p text:style-name="Table_20_Contents"><text:a xlink:type="simple" xlink:href="http://pmd.sourceforge.net/pmd-5.0.5/rules/java/unnecessary.html#UselessParentheses" text:style-name="Internet_20_link" text:visited-style-name="Visited_20_Internet_20_Link">Useless parentheses.</text:a></text:p>
          </table:table-cell>
          <table:table-cell table:style-name="Table2.A1" office:value-type="string">
            <text:p text:style-name="P14">Remove parentheses</text:p>
          </table:table-cell>
        </table:table-row>
        <table:table-row>
          <table:table-cell table:style-name="Table2.A1" office:value-type="string">
            <text:p text:style-name="P8">38</text:p>
          </table:table-cell>
          <table:table-cell table:style-name="Table2.A1" office:value-type="string">
            <text:p text:style-name="P9">simpleGame/src/main/java/simpleGame/core/Game.java</text:p>
          </table:table-cell>
          <table:table-cell table:style-name="Table2.A1" office:value-type="string">
            <text:p text:style-name="P8">42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UseStringBufferForStringAppends" text:style-name="Internet_20_link" text:visited-style-name="Visited_20_Internet_20_Link">Prefer StringBuffer over += for concatenating strings</text:a></text:p>
          </table:table-cell>
          <table:table-cell table:style-name="Table2.A1" office:value-type="string">
            <text:p text:style-name="P12">Cast result to a StringBuffer object and use concat method to improve performances.</text:p>
          </table:table-cell>
        </table:table-row>
        <table:table-row table:style-name="Table2.2">
          <table:table-cell table:style-name="Table2.A1" office:value-type="string">
            <text:p text:style-name="P8">39</text:p>
          </table:table-cell>
          <table:table-cell table:style-name="Table2.A1" office:value-type="string">
            <text:p text:style-name="P9">simpleGame/src/main/java/simpleGame/core/Game.java</text:p>
          </table:table-cell>
          <table:table-cell table:style-name="Table2.A1" office:value-type="string">
            <text:p text:style-name="P8">52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d' is not assigned and could be declared final</text:a></text:p>
          </table:table-cell>
          <table:table-cell table:style-name="Table2.A1" office:value-type="string">
            <text:p text:style-name="P13">We can set this variable final, but that can clutter the code. I would not do this for method parameters and consider this as a false positive.</text:p>
          </table:table-cell>
        </table:table-row>
        <text:soft-page-break/>
        <table:table-row>
          <table:table-cell table:style-name="Table2.A1" office:value-type="string">
            <text:p text:style-name="P8">40</text:p>
          </table:table-cell>
          <table:table-cell table:style-name="Table2.A1" office:value-type="string">
            <text:p text:style-name="P9">simpleGame/src/main/java/simpleGame/core/Pawn.java</text:p>
          </table:table-cell>
          <table:table-cell table:style-name="Table2.A1" office:value-type="string">
            <text:p text:style-name="P8">21</text:p>
          </table:table-cell>
          <table:table-cell table:style-name="Table2.A1" office:value-type="string">
            <text:p text:style-name="Table_20_Contents"><text:a xlink:type="simple" xlink:href="http://pmd.sourceforge.net/pmd-5.0.5/rules/java/design.html#ImmutableField" text:style-name="Internet_20_link" text:visited-style-name="Visited_20_Internet_20_Link">Private field 'board' could be made final; it is only initialized in the declaration or constructor.</text:a></text:p>
          </table:table-cell>
          <table:table-cell table:style-name="Table2.A1" office:value-type="string">
            <text:p text:style-name="P13">We can set this variable final, but that can clutter the code. I would not do this for method parameters and consider this as a false positive.</text:p>
          </table:table-cell>
        </table:table-row>
        <table:table-row table:style-name="Table2.2">
          <table:table-cell table:style-name="Table2.A1" office:value-type="string">
            <text:p text:style-name="P8">41</text:p>
          </table:table-cell>
          <table:table-cell table:style-name="Table2.A1" office:value-type="string">
            <text:p text:style-name="P9">simpleGame/src/main/java/simpleGame/core/Pawn.java</text:p>
          </table:table-cell>
          <table:table-cell table:style-name="Table2.A1" office:value-type="string">
            <text:p text:style-name="P8">36</text:p>
          </table:table-cell>
          <table:table-cell table:style-name="Table2.A1" office:value-type="string">
            <text:p text:style-name="Table_20_Contents"><text:a xlink:type="simple" xlink:href="http://pmd.sourceforge.net/pmd-5.0.5/rules/java/design.html#ImmutableField" text:style-name="Internet_20_link" text:visited-style-name="Visited_20_Internet_20_Link">Private field 'letter' could be made final; it is only initialized in the declaration or constructor.</text:a></text:p>
          </table:table-cell>
          <table:table-cell table:style-name="Table2.A1" office:value-type="string">
            <text:p text:style-name="P13">We can set this variable final, but that can clutter the code. I would not do this for method parameters and consider this as a false positive.</text:p>
          </table:table-cell>
        </table:table-row>
        <table:table-row>
          <table:table-cell table:style-name="Table2.A1" office:value-type="string">
            <text:p text:style-name="P8">42</text:p>
          </table:table-cell>
          <table:table-cell table:style-name="Table2.A1" office:value-type="string">
            <text:p text:style-name="P9">simpleGame/src/main/java/simpleGame/core/Pawn.java</text:p>
          </table:table-cell>
          <table:table-cell table:style-name="Table2.A1" office:value-type="string">
            <text:p text:style-name="P8">64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board' is not assigned and could be declared final</text:a></text:p>
          </table:table-cell>
          <table:table-cell table:style-name="Table2.A1" office:value-type="string">
            <text:p text:style-name="P13">We can set this variable final, but that can clutter the code. I would not do this for method parameters and consider this as a false positive.</text:p>
          </table:table-cell>
        </table:table-row>
        <table:table-row table:style-name="Table2.2">
          <table:table-cell table:style-name="Table2.A1" office:value-type="string">
            <text:p text:style-name="P8">43</text:p>
          </table:table-cell>
          <table:table-cell table:style-name="Table2.A1" office:value-type="string">
            <text:p text:style-name="P9">simpleGame/src/main/java/simpleGame/core/Pawn.java</text:p>
          </table:table-cell>
          <table:table-cell table:style-name="Table2.A1" office:value-type="string">
            <text:p text:style-name="P8">64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n' is not assigned and could be declared final</text:a></text:p>
          </table:table-cell>
          <table:table-cell table:style-name="Table2.A1" office:value-type="string">
            <text:p text:style-name="P15">False positive, this is a loop iterator.</text:p>
          </table:table-cell>
        </table:table-row>
        <table:table-row>
          <table:table-cell table:style-name="Table2.A1" office:value-type="string">
            <text:p text:style-name="P8">44</text:p>
          </table:table-cell>
          <table:table-cell table:style-name="Table2.A1" office:value-type="string">
            <text:p text:style-name="P9">simpleGame/src/main/java/simpleGame/core/Pawn.java</text:p>
          </table:table-cell>
          <table:table-cell table:style-name="Table2.A1" office:value-type="string">
            <text:p text:style-name="P8">64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x' is not assigned and could be declared final</text:a></text:p>
          </table:table-cell>
          <table:table-cell table:style-name="Table2.A1" office:value-type="string">
            <text:p text:style-name="P13">We can set this variable final, but that can clutter the code. I would not do this for method parameters and consider this as a false positive.</text:p>
          </table:table-cell>
        </table:table-row>
        <table:table-row table:style-name="Table2.2">
          <table:table-cell table:style-name="Table2.A1" office:value-type="string">
            <text:p text:style-name="P8">45</text:p>
          </table:table-cell>
          <table:table-cell table:style-name="Table2.A1" office:value-type="string">
            <text:p text:style-name="P9">simpleGame/src/main/java/simpleGame/core/Pawn.java</text:p>
          </table:table-cell>
          <table:table-cell table:style-name="Table2.A1" office:value-type="string">
            <text:p text:style-name="P8">64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y' is not assigned and could be declared final</text:a></text:p>
          </table:table-cell>
          <table:table-cell table:style-name="Table2.A1" office:value-type="string">
            <text:p text:style-name="P13">We can set this variable final, but that can clutter the code. I would not do this for method parameters and consider this as a false positive.</text:p>
          </table:table-cell>
        </table:table-row>
        <table:table-row>
          <table:table-cell table:style-name="Table2.A1" office:value-type="string">
            <text:p text:style-name="P8">46</text:p>
          </table:table-cell>
          <table:table-cell table:style-name="Table2.A1" office:value-type="string">
            <text:p text:style-name="P9">simpleGame/src/main/java/simpleGame/core/Pawn.java</text:p>
          </table:table-cell>
          <table:table-cell table:style-name="Table2.A1" office:value-type="string">
            <text:p text:style-name="P8">80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d' is not assigned and could be declared final</text:a></text:p>
          </table:table-cell>
          <table:table-cell table:style-name="Table2.A1" office:value-type="string">
            <text:p text:style-name="P15">False positive, this is a loop iterator.</text:p>
          </table:table-cell>
        </table:table-row>
        <table:table-row table:style-name="Table2.2">
          <table:table-cell table:style-name="Table2.A1" office:value-type="string">
            <text:p text:style-name="P8">47</text:p>
          </table:table-cell>
          <table:table-cell table:style-name="Table2.A1" office:value-type="string">
            <text:p text:style-name="P9">simpleGame/src/main/java/simpleGame/core/Pawn.java</text:p>
          </table:table-cell>
          <table:table-cell table:style-name="Table2.A1" office:value-type="string">
            <text:p text:style-name="P8">88</text:p>
          </table:table-cell>
          <table:table-cell table:style-name="Table2.A1" office:value-type="string">
            <text:p text:style-name="Table_20_Contents"><text:a xlink:type="simple" xlink:href="http://pmd.sourceforge.net/pmd-5.0.5/rules/java/design.html#SwitchStmtsShouldHaveDefault" text:style-name="Internet_20_link" text:visited-style-name="Visited_20_Internet_20_Link">Switch statements should have a default label</text:a></text:p>
          </table:table-cell>
          <table:table-cell table:style-name="Table2.A1" office:value-type="string">
            <text:p text:style-name="P14">Add a default with an exception</text:p>
          </table:table-cell>
        </table:table-row>
        <table:table-row>
          <table:table-cell table:style-name="Table2.A1" office:value-type="string">
            <text:p text:style-name="P8">48</text:p>
          </table:table-cell>
          <table:table-cell table:style-name="Table2.A1" office:value-type="string">
            <text:p text:style-name="P9">simpleGame/src/main/java/simpleGame/core/Pawn.java</text:p>
          </table:table-cell>
          <table:table-cell table:style-name="Table2.A1" office:value-type="string">
            <text:p text:style-name="P8">107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LocalVariableCouldBeFinal" text:style-name="Internet_20_link" text:visited-style-name="Visited_20_Internet_20_Link">Local variable 'content' could be declared final</text:a></text:p>
          </table:table-cell>
          <table:table-cell table:style-name="Table2.A1" office:value-type="string">
            <text:p text:style-name="P13">We can set this variable final, but that can clutter the code. I would not do this for method parameters and consider this as a false positive.</text:p>
          </table:table-cell>
        </table:table-row>
        <table:table-row table:style-name="Table2.2">
          <table:table-cell table:style-name="Table2.A1" office:value-type="string">
            <text:p text:style-name="P8">49</text:p>
          </table:table-cell>
          <table:table-cell table:style-name="Table2.A1" office:value-type="string">
            <text:p text:style-name="P9">simpleGame/src/main/java/simpleGame/core/Pawn.java</text:p>
          </table:table-cell>
          <table:table-cell table:style-name="Table2.A1" office:value-type="string">
            <text:p text:style-name="P8">130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enemy' is not assigned and could be declared final</text:a></text:p>
          </table:table-cell>
          <table:table-cell table:style-name="Table2.A1" office:value-type="string">
            <text:p text:style-name="P13">We can set this variable final, but that can clutter the code. I would not do this for method parameters and consider this as a false positive.</text:p>
          </table:table-cell>
        </table:table-row>
        <text:soft-page-break/>
        <table:table-row>
          <table:table-cell table:style-name="Table2.A1" office:value-type="string">
            <text:p text:style-name="P8">50</text:p>
          </table:table-cell>
          <table:table-cell table:style-name="Table2.A1" office:value-type="string">
            <text:p text:style-name="P9">simpleGame/src/main/java/simpleGame/core/Pawn.java</text:p>
          </table:table-cell>
          <table:table-cell table:style-name="Table2.A1" office:value-type="string">
            <text:p text:style-name="P8">133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UseStringBufferForStringAppends" text:style-name="Internet_20_link" text:visited-style-name="Visited_20_Internet_20_Link">Prefer StringBuffer over += for concatenating strings</text:a></text:p>
          </table:table-cell>
          <table:table-cell table:style-name="Table2.A1" office:value-type="string">
            <text:p text:style-name="P13">Cast <text:span text:style-name="T2">message</text:span> to a StringBuffer object and use concat method to improve performances.</text:p>
          </table:table-cell>
        </table:table-row>
        <table:table-row table:style-name="Table2.2">
          <table:table-cell table:style-name="Table2.A1" office:value-type="string">
            <text:p text:style-name="P8">51</text:p>
          </table:table-cell>
          <table:table-cell table:style-name="Table2.A1" office:value-type="string">
            <text:p text:style-name="P9">simpleGame/src/main/java/simpleGame/core/Pawn.java</text:p>
          </table:table-cell>
          <table:table-cell table:style-name="Table2.A1" office:value-type="string">
            <text:p text:style-name="P8">135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UseStringBufferForStringAppends" text:style-name="Internet_20_link" text:visited-style-name="Visited_20_Internet_20_Link">Prefer StringBuffer over += for concatenating strings</text:a></text:p>
          </table:table-cell>
          <table:table-cell table:style-name="Table2.A1" office:value-type="string">
            <text:p text:style-name="P13">Cast <text:span text:style-name="T2">message</text:span> to a StringBuffer object and use concat method to improve performances.</text:p>
          </table:table-cell>
        </table:table-row>
        <table:table-row>
          <table:table-cell table:style-name="Table2.A1" office:value-type="string">
            <text:p text:style-name="P8">52</text:p>
          </table:table-cell>
          <table:table-cell table:style-name="Table2.A1" office:value-type="string">
            <text:p text:style-name="P9">simpleGame/src/main/java/simpleGame/core/Pawn.java</text:p>
          </table:table-cell>
          <table:table-cell table:style-name="Table2.A1" office:value-type="string">
            <text:p text:style-name="P8">147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i' is not assigned and could be declared final</text:a></text:p>
          </table:table-cell>
          <table:table-cell table:style-name="Table2.A1" office:value-type="string">
            <text:p text:style-name="P13">We can set this variable final, but that can clutter the code. I would not do this for method parameters and consider this as a false positive.</text:p>
          </table:table-cell>
        </table:table-row>
        <table:table-row table:style-name="Table2.2">
          <table:table-cell table:style-name="Table2.A1" office:value-type="string">
            <text:p text:style-name="P8">53</text:p>
          </table:table-cell>
          <table:table-cell table:style-name="Table2.A1" office:value-type="string">
            <text:p text:style-name="P9">simpleGame/src/main/java/simpleGame/core/Pawn.java</text:p>
          </table:table-cell>
          <table:table-cell table:style-name="Table2.A1" office:value-type="string">
            <text:p text:style-name="P8">153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UseStringBufferForStringAppends" text:style-name="Internet_20_link" text:visited-style-name="Visited_20_Internet_20_Link">Prefer StringBuffer over += for concatenating strings</text:a></text:p>
          </table:table-cell>
          <table:table-cell table:style-name="Table2.A1" office:value-type="string">
            <text:p text:style-name="P13">Cast <text:span text:style-name="T2">message</text:span> to a StringBuffer object and use concat method to improve performances.</text:p>
          </table:table-cell>
        </table:table-row>
        <table:table-row>
          <table:table-cell table:style-name="Table2.A1" office:value-type="string">
            <text:p text:style-name="P8">54</text:p>
          </table:table-cell>
          <table:table-cell table:style-name="Table2.A1" office:value-type="string">
            <text:p text:style-name="P9">simpleGame/src/main/java/simpleGame/exception/OutOfBoardException.java</text:p>
          </table:table-cell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x' is not assigned and could be declared final</text:a></text:p>
          </table:table-cell>
          <table:table-cell table:style-name="Table2.A1" office:value-type="string">
            <text:p text:style-name="P13">We can set this variable final, but that can clutter the code. I would not do this for method parameters and consider this as a false positive.</text:p>
          </table:table-cell>
        </table:table-row>
        <table:table-row table:style-name="Table2.2">
          <table:table-cell table:style-name="Table2.A1" office:value-type="string">
            <text:p text:style-name="P8">55</text:p>
          </table:table-cell>
          <table:table-cell table:style-name="Table2.A1" office:value-type="string">
            <text:p text:style-name="P9">simpleGame/src/main/java/simpleGame/exception/OutOfBoardException.java</text:p>
          </table:table-cell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Table_20_Contents"><text:a xlink:type="simple" xlink:href="http://pmd.sourceforge.net/pmd-5.0.5/rules/java/optimizations.html#MethodArgumentCouldBeFinal" text:style-name="Internet_20_link" text:visited-style-name="Visited_20_Internet_20_Link">Parameter 'y' is not assigned and could be declared final</text:a></text:p>
          </table:table-cell>
          <table:table-cell table:style-name="Table2.A1" office:value-type="string">
            <text:p text:style-name="P13">We can set this variable final, but that can clutter the code. I would not do this for method parameters and consider this as a false positive.</text:p>
          </table:table-cell>
        </table:table-row>
      </table:table>
      <text:p text:style-name="P5"/>
      <text:p text:style-name="P7">Question 2</text:p>
      <text:p text:style-name="P7"><text:span text:style-name="T3">There are a lot of errors on the code of PMD, mostly variables errors like “</text:span><text:span text:style-name="T4">the variable can be </text:span><text:span text:style-name="T3">final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5.059in" style:rel-column-width="32767*"/>
    </style:style>
    <style:style style:name="Table1.B" style:family="table-column">
      <style:table-column-properties style:column-width="5.059in" style:rel-column-width="32768*"/>
    </style:style>
    <style:style style:name="Table1.A1" style:family="table-cell">
      <style:table-cell-properties fo:padding="0.0382in" fo:border="none"/>
    </style:style>
    <style:style style:name="MP1" style:family="paragraph" style:parent-style-name="Table_20_Contents">
      <style:text-properties fo:font-weight="bold" officeooo:rsid="0011fff1" officeooo:paragraph-rsid="0011fff1" style:font-weight-asian="bold" style:font-weight-complex="bold"/>
    </style:style>
    <style:style style:name="MP2" style:family="paragraph" style:parent-style-name="Table_20_Contents">
      <style:paragraph-properties fo:text-align="end" style:justify-single-word="false"/>
      <style:text-properties officeooo:rsid="0011fff1" officeooo:paragraph-rsid="0011fff1"/>
    </style:style>
    <style:style style:name="MP3" style:family="paragraph" style:parent-style-name="Header">
      <style:text-properties officeooo:rsid="0011fff1" officeooo:paragraph-rsid="0011fff1"/>
    </style:style>
    <style:style style:name="MT1" style:family="text">
      <style:text-properties officeooo:rsid="00126e87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VV</text:span> – <text:span text:style-name="MT1">TP3</text:span> – Rapport</text:p>
            </table:table-cell>
            <table:table-cell table:style-name="Table1.A1" office:value-type="string">
              <text:p text:style-name="MP2">LEBASTARD Maxime – M2 GLa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6:43:28.415722644</meta:creation-date>
    <meta:editing-duration>PT15M48S</meta:editing-duration>
    <meta:editing-cycles>8</meta:editing-cycles>
    <meta:generator>LibreOffice/4.4.3.2$Linux_X86_64 LibreOffice_project/40m0$Build-2</meta:generator>
    <meta:initial-creator>maxime </meta:initial-creator>
    <dc:date>2015-09-22T17:15:00.180288213</dc:date>
    <dc:creator>maxime </dc:creator>
    <meta:document-statistic meta:table-count="2" meta:image-count="0" meta:object-count="0" meta:page-count="6" meta:paragraph-count="285" meta:word-count="1752" meta:character-count="12185" meta:non-whitespace-character-count="10715"/>
    <meta:template xlink:type="simple" xlink:actuate="onRequest" xlink:title="Modèle de rapport de TP" xlink:href="../../../../../../Templates/Modèle%20de%20rapport%20de%20TP.ott" meta:date="2015-09-22T16:43:28.204846329"/>
  </office:meta>
</office:document-meta>
</file>